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DriverRegistryImpl.getAllPortletDri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riverRegistryImpl.setWSRPAdapter( WSRPAdapter adap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riverRegistryImpl.setConsumerEnvironment( Consume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DriverRegistryImpl.getPortletDriver( WSRPPortlet port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